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1.184cm" fo:min-width="6.846cm" draw:shadow="visibl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182cm" fo:min-width="6.846cm" draw:shadow="visible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1.184cm" fo:min-width="6.846cm" draw:shadow="visible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184cm" fo:min-width="7.267cm" draw:shadow="visible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1.182cm" fo:min-width="7.267cm" draw:shadow="visible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1.184cm" fo:min-width="7.267cm" draw:shadow="visible"/>
    </style:style>
    <style:style style:name="gr7" style:family="graphic" style:parent-style-name="objectwithoutfill">
      <style:graphic-properties draw:marker-end="Arrow" draw:marker-end-width="0.3cm" draw:fill="none" draw:textarea-vertical-align="middle" draw:shadow="visible"/>
    </style:style>
    <style:style style:name="gr8" style:family="graphic" style:parent-style-name="standard">
      <style:graphic-properties svg:stroke-width="0.035cm" svg:stroke-color="#000000" draw:marker-start="Diamond_20_unfilled" draw:marker-start-width="0.581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1.184cm" fo:min-width="9.533cm" draw:shadow="visible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1.182cm" fo:min-width="9.533cm" draw:shadow="visible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184cm" fo:min-width="9.533cm" draw:shadow="visible"/>
    </style:style>
    <style:style style:name="gr12" style:family="graphic" style:parent-style-name="standard">
      <style:graphic-properties svg:stroke-color="#000000" draw:fill-color="#ffffff" draw:textarea-horizontal-align="justify" draw:textarea-vertical-align="middle" draw:auto-grow-height="false" fo:min-height="1.184cm" fo:min-width="9.4cm" draw:shadow="visible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1.182cm" fo:min-width="9.4cm" draw:shadow="visible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1.184cm" fo:min-width="9.4cm" draw:shadow="visible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1.184cm" fo:min-width="7.3cm" draw:shadow="visible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1.716cm" fo:min-width="7.3cm" draw:shadow="visible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7.3cm" draw:shadow="visible"/>
    </style:style>
    <style:style style:name="gr18" style:family="graphic" style:parent-style-name="standard">
      <style:graphic-properties svg:stroke-width="0.035cm" svg:stroke-color="#000000" draw:marker-start-width="0.252cm" draw:marker-end="Diamond_20_unfilled" draw:marker-end-width="0.581cm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fo:min-height="0.395cm"/>
    </style:style>
    <style:style style:name="gr20" style:family="graphic" style:parent-style-name="standard">
      <style:graphic-properties svg:stroke-color="#000000" draw:marker-end="Diamond_20_unfilled" draw:marker-end-width="0.529cm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  <style:text-properties fo:font-size="16pt" style:text-underline-style="solid" style:text-underline-width="auto" style:text-underline-color="font-color" style:font-size-asian="16pt" style:font-size-complex="16pt"/>
    </style:style>
    <style:style style:name="P3" style:family="paragraph">
      <style:paragraph-properties fo:text-align="start"/>
    </style:style>
    <style:style style:name="P4" style:family="paragraph">
      <loext:graphic-properties draw:fill-color="#ffffff"/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-color="#ffffff"/>
      <style:paragraph-properties fo:text-align="center"/>
      <style:text-properties fo:font-size="16pt" fo:text-shadow="none" style:text-underline-style="solid" style:text-underline-width="auto" style:text-underline-color="font-color" style:font-size-asian="16pt" style:font-size-complex="1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ize="16pt" style:font-size-asian="16pt" style:font-size-complex="16pt"/>
    </style:style>
    <style:style style:name="P8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6pt" fo:text-shadow="none" style:text-underline-style="solid" style:text-underline-width="auto" style:text-underline-color="font-color" style:font-size-asian="16pt" style:font-size-complex="16pt"/>
    </style:style>
    <style:style style:name="T4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 xml:id="id2" draw:id="id2">
            <draw:custom-shape draw:style-name="gr1" draw:text-style-name="P2" draw:layer="layout" svg:width="7.346cm" svg:height="1.434cm" svg:x="26.01cm" svg:y="1.9cm">
              <text:p text:style-name="P1"><text:span text:style-name="T1">SoftlangInc: Company</text:span></text:p>
              <draw:enhanced-geometry svg:viewBox="0 0 21600 21600" draw:type="rectangle" draw:enhanced-path="M 0 0 L 21600 0 21600 21600 0 21600 0 0 Z N"/>
            </draw:custom-shape>
            <draw:custom-shape draw:style-name="gr2" draw:text-style-name="P4" draw:layer="layout" svg:width="7.346cm" svg:height="1.432cm" svg:x="26.01cm" svg:y="3.334cm">
              <text:p text:style-name="P3"><text:span text:style-name="T2">Id : Integer = 0</text:span></text:p>
              <text:p text:style-name="P3"><text:span text:style-name="T2">Name : String = „Softlang Inc.“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4" draw:layer="layout" svg:width="7.346cm" svg:height="1.434cm" svg:x="26.01cm" svg:y="4.766cm">
              <text:p/>
              <draw:enhanced-geometry svg:viewBox="0 0 21600 21600" draw:type="rectangle" draw:enhanced-path="M 0 0 L 21600 0 21600 21600 0 21600 0 0 Z N"/>
            </draw:custom-shape>
          </draw:g>
          <draw:g xml:id="id9" draw:id="id9">
            <draw:glue-point draw:id="4" svg:x="-2.338cm" svg:y="5cm"/>
            <draw:custom-shape draw:style-name="gr4" draw:text-style-name="P5" draw:layer="layout" svg:width="7.767cm" svg:height="1.434cm" svg:x="14.533cm" svg:y="12.9cm">
              <text:p text:style-name="P1"><text:span text:style-name="T3">RnD: Departm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7.767cm" svg:height="1.432cm" svg:x="14.533cm" svg:y="14.334cm">
              <text:p text:style-name="P3"><text:span text:style-name="T2">Id : Integer = 1</text:span></text:p>
              <text:p text:style-name="P3"><text:span text:style-name="T2">Name : String = „Resarch &amp; Development“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xml:id="id1" draw:id="id1" draw:layer="layout" svg:width="7.767cm" svg:height="1.434cm" svg:x="14.533cm" svg:y="15.7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7" draw:text-style-name="P6" draw:layer="layout" svg:x1="22.3cm" svg:y1="16.483cm" svg:x2="22.3cm" svg:y2="16.483cm" draw:start-shape="id1" draw:start-glue-point="1" draw:end-shape="id1" draw:end-glue-point="1" svg:d="M22300 16483z" svg:viewBox="0 0 1 1">
              <text:p/>
            </draw:connector>
          </draw:g>
          <draw:connector draw:style-name="gr8" draw:text-style-name="P1" draw:layer="layout" draw:line-skew="-0.45cm" svg:x1="29.683cm" svg:y1="6.2cm" svg:x2="7.4cm" svg:y2="12.9cm" draw:start-shape="id2" draw:start-glue-point="2" draw:end-shape="id3" draw:end-glue-point="0" svg:d="M29683 6200v3000h-22283v3700" svg:viewBox="0 0 22284 6701">
            <text:p/>
          </draw:connector>
          <draw:g xml:id="id7" draw:id="id7">
            <draw:custom-shape draw:style-name="gr9" draw:text-style-name="P5" draw:layer="layout" svg:width="10.033cm" svg:height="1.434cm" svg:x="24.667cm" svg:y="12.9cm">
              <text:p text:style-name="P1"><text:span text:style-name="T3">LanguageEngineering: Departm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0" draw:text-style-name="P4" draw:layer="layout" svg:width="10.033cm" svg:height="1.432cm" svg:x="24.667cm" svg:y="14.334cm">
              <text:p text:style-name="P3"><text:span text:style-name="T2">Id : Integer = 2</text:span></text:p>
              <text:p text:style-name="P3"><text:span text:style-name="T2">Name : String = „Language Engineering“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1" draw:text-style-name="P4" xml:id="id4" draw:id="id4" draw:layer="layout" svg:width="10.033cm" svg:height="1.434cm" svg:x="24.667cm" svg:y="15.7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7" draw:text-style-name="P6" draw:layer="layout" svg:x1="34.7cm" svg:y1="16.483cm" svg:x2="34.7cm" svg:y2="16.483cm" draw:start-shape="id4" draw:start-glue-point="1" draw:end-shape="id4" draw:end-glue-point="1" svg:d="M34700 16483z" svg:viewBox="0 0 1 1">
              <text:p/>
            </draw:connector>
          </draw:g>
          <draw:g xml:id="id8" draw:id="id8">
            <draw:custom-shape draw:style-name="gr12" draw:text-style-name="P5" draw:layer="layout" svg:width="9.9cm" svg:height="1.434cm" svg:x="44.1cm" svg:y="12.9cm">
              <text:p text:style-name="P1"><text:span text:style-name="T3">GrammarEngineering: Departm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3" draw:text-style-name="P4" draw:layer="layout" svg:width="9.9cm" svg:height="1.432cm" svg:x="44.1cm" svg:y="14.334cm">
              <text:p text:style-name="P3"><text:span text:style-name="T2">Id : Integer = 3</text:span></text:p>
              <text:p text:style-name="P3"><text:span text:style-name="T2">Name : String = „Grammar Engineering“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4" draw:text-style-name="P4" xml:id="id5" draw:id="id5" draw:layer="layout" svg:width="9.9cm" svg:height="1.434cm" svg:x="44.1cm" svg:y="15.7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7" draw:text-style-name="P6" draw:layer="layout" svg:x1="54cm" svg:y1="16.483cm" svg:x2="54cm" svg:y2="16.483cm" draw:start-shape="id5" draw:start-glue-point="1" draw:end-shape="id5" draw:end-glue-point="1" svg:d="M54000 16483z" svg:viewBox="0 0 1 1">
              <text:p/>
            </draw:connector>
          </draw:g>
          <draw:g xml:id="id3" draw:id="id3">
            <draw:custom-shape draw:style-name="gr4" draw:text-style-name="P5" draw:layer="layout" svg:width="7.767cm" svg:height="1.434cm" svg:x="3.517cm" svg:y="12.9cm">
              <text:p text:style-name="P1"><text:span text:style-name="T3">Programming: Departmen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5" draw:text-style-name="P4" draw:layer="layout" svg:width="7.767cm" svg:height="1.432cm" svg:x="3.517cm" svg:y="14.334cm">
              <text:p text:style-name="P3"><text:span text:style-name="T2">Id : Integer = 0</text:span></text:p>
              <text:p text:style-name="P3"><text:span text:style-name="T2">Name : String = „Programming“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6" draw:text-style-name="P4" xml:id="id6" draw:id="id6" draw:layer="layout" svg:width="7.767cm" svg:height="1.434cm" svg:x="3.517cm" svg:y="15.76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  <draw:connector draw:style-name="gr7" draw:text-style-name="P6" draw:layer="layout" svg:x1="11.284cm" svg:y1="16.483cm" svg:x2="11.284cm" svg:y2="16.483cm" draw:start-shape="id6" draw:start-glue-point="1" draw:end-shape="id6" draw:end-glue-point="1" svg:d="M11284 16483z" svg:viewBox="0 0 1 1">
              <text:p/>
            </draw:connector>
          </draw:g>
          <draw:connector draw:style-name="gr8" draw:text-style-name="P1" draw:layer="layout" svg:x1="29.683cm" svg:y1="6.2cm" svg:x2="29.683cm" svg:y2="12.9cm" draw:start-shape="id2" draw:start-glue-point="2" draw:end-shape="id7" svg:d="M29683 6200v6700" svg:viewBox="0 0 1 6701">
            <text:p/>
          </draw:connector>
          <draw:connector draw:style-name="gr8" draw:text-style-name="P1" draw:layer="layout" draw:line-skew="-0.45cm" svg:x1="29.683cm" svg:y1="6.2cm" svg:x2="49.05cm" svg:y2="12.9cm" draw:start-shape="id2" draw:start-glue-point="2" draw:end-shape="id8" svg:d="M29683 6200v3000h19367v3700" svg:viewBox="0 0 19368 6701">
            <text:p/>
          </draw:connector>
          <draw:connector draw:style-name="gr8" draw:text-style-name="P1" draw:layer="layout" draw:line-skew="-0.45cm" svg:x1="29.683cm" svg:y1="6.2cm" svg:x2="18.416cm" svg:y2="12.9cm" draw:start-shape="id2" draw:end-shape="id9" draw:end-glue-point="0" svg:d="M29683 6200v3000h-11267v3700" svg:viewBox="0 0 11268 6701">
            <text:p/>
          </draw:connector>
          <draw:connector draw:style-name="gr8" draw:text-style-name="P1" draw:layer="layout" svg:x1="34.7cm" svg:y1="15.05cm" svg:x2="44.1cm" svg:y2="15.05cm" draw:start-shape="id7" draw:start-glue-point="1" draw:end-shape="id8" svg:d="M34700 15050h9400" svg:viewBox="0 0 9401 1">
            <text:p/>
          </draw:connector>
          <draw:g xml:id="id10" draw:id="id10">
            <draw:glue-point draw:id="4" svg:x="-2.435cm" svg:y="-5cm"/>
            <draw:glue-point draw:id="5" svg:x="2.179cm" svg:y="-5cm"/>
            <draw:custom-shape draw:style-name="gr15" draw:text-style-name="P7" draw:layer="layout" svg:width="7.8cm" svg:height="1.434cm" svg:x="10.7cm" svg:y="34.2cm">
              <text:p text:style-name="P1"><text:span text:style-name="T4">AlanTuring: Employee</text:span></text:p>
              <draw:enhanced-geometry svg:viewBox="0 0 21600 21600" draw:type="rectangle" draw:enhanced-path="M 0 0 L 21600 0 21600 21600 0 21600 0 0 Z N"/>
            </draw:custom-shape>
            <draw:custom-shape draw:style-name="gr16" draw:text-style-name="P4" draw:layer="layout" svg:width="7.8cm" svg:height="1.966cm" svg:x="10.7cm" svg:y="35.634cm">
              <text:p text:style-name="P3"><text:span text:style-name="T2">Id : Integer = 0</text:span></text:p>
              <text:p text:style-name="P3"><text:span text:style-name="T2">Name : String = „Alan Turing“</text:span></text:p>
              <text:p text:style-name="P3"><text:span text:style-name="T2">Age: Integer = 40</text:span></text:p>
              <text:p text:style-name="P3"><text:span text:style-name="T2">Salary: Double = 5000.00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4" draw:layer="layout" svg:width="7.8cm" svg:height="0.9cm" svg:x="10.7cm" svg:y="37.6cm">
              <text:p/>
              <draw:enhanced-geometry svg:viewBox="0 0 21600 21600" draw:type="rectangle" draw:enhanced-path="M 0 0 L 21600 0 21600 21600 0 21600 0 0 Z N"/>
            </draw:custom-shape>
          </draw:g>
          <draw:connector draw:style-name="gr18" draw:text-style-name="P1" draw:layer="layout" svg:x1="12.701cm" svg:y1="34.2cm" svg:x2="16.601cm" svg:y2="17.2cm" draw:start-shape="id10" draw:start-glue-point="4" draw:end-shape="id9" draw:end-glue-point="4" svg:d="M12701 34200v-8400h3900v-8600" svg:viewBox="0 0 3901 17001">
            <text:p/>
          </draw:connector>
          <draw:g xml:id="id12" draw:id="id12">
            <draw:glue-point draw:id="4" svg:x="-2.564cm" svg:y="-3.372cm"/>
            <draw:glue-point draw:id="5" svg:x="-2.051cm" svg:y="-3.372cm"/>
            <draw:custom-shape draw:style-name="gr15" draw:text-style-name="P7" draw:layer="layout" svg:width="7.8cm" svg:height="1.434cm" svg:x="3.5cm" svg:y="25.8cm">
              <text:p text:style-name="P1"><text:span text:style-name="T4">AdaLovelace: Employe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4" draw:layer="layout" svg:width="7.8cm" svg:height="1.966cm" svg:x="3.5cm" svg:y="27.234cm">
              <text:p text:style-name="P3"><text:span text:style-name="T2">Id : Integer = 0</text:span></text:p>
              <text:p text:style-name="P3"><text:span text:style-name="T2">Name : String = „Ada Lovelace“</text:span></text:p>
              <text:p text:style-name="P3"><text:span text:style-name="T2">Age: Integer = 40</text:span></text:p>
              <text:p text:style-name="P3"><text:span text:style-name="T2">Salary: Double = 5000.0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4" draw:layer="layout" svg:width="7.8cm" svg:height="0.9cm" svg:x="3.5cm" svg:y="29.2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11" draw:id="id11">
            <draw:glue-point draw:id="4" svg:x="-2.564cm" svg:y="-3.372cm"/>
            <draw:glue-point draw:id="5" svg:x="-2.051cm" svg:y="-3.372cm"/>
            <draw:custom-shape draw:style-name="gr15" draw:text-style-name="P7" draw:layer="layout" svg:width="7.8cm" svg:height="1.434cm" svg:x="20.4cm" svg:y="34.2cm">
              <text:p text:style-name="P1"><text:span text:style-name="T4">AlonzoChurch: Employe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4" draw:layer="layout" svg:width="7.8cm" svg:height="1.966cm" svg:x="20.4cm" svg:y="35.634cm">
              <text:p text:style-name="P3"><text:span text:style-name="T2">Id : Integer = 0</text:span></text:p>
              <text:p text:style-name="P3"><text:span text:style-name="T2">Name : String = „Alonzo Church“</text:span></text:p>
              <text:p text:style-name="P3"><text:span text:style-name="T2">Age: Integer = 40</text:span></text:p>
              <text:p text:style-name="P3"><text:span text:style-name="T2">Salary: Double = 5000.0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4" draw:layer="layout" svg:width="7.8cm" svg:height="0.9cm" svg:x="20.4cm" svg:y="37.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13" draw:id="id13">
            <draw:glue-point draw:id="4" svg:x="-2.564cm" svg:y="-3.372cm"/>
            <draw:glue-point draw:id="5" svg:x="-2.051cm" svg:y="-3.372cm"/>
            <draw:custom-shape draw:style-name="gr15" draw:text-style-name="P7" draw:layer="layout" svg:width="7.8cm" svg:height="1.434cm" svg:x="25.783cm" svg:y="22.6cm">
              <text:p text:style-name="P1"><text:span text:style-name="T4">NiklausWirth: Employe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4" draw:layer="layout" svg:width="7.8cm" svg:height="1.966cm" svg:x="25.783cm" svg:y="24.034cm">
              <text:p text:style-name="P3"><text:span text:style-name="T2">Id : Integer = 0</text:span></text:p>
              <text:p text:style-name="P3"><text:span text:style-name="T2">Name : String = „Niklaus Wirth“</text:span></text:p>
              <text:p text:style-name="P3"><text:span text:style-name="T2">Age: Integer = 40</text:span></text:p>
              <text:p text:style-name="P3"><text:span text:style-name="T2">Salary: Double = 5000.0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4" draw:layer="layout" svg:width="7.8cm" svg:height="0.9cm" svg:x="25.783cm" svg:y="26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14" draw:id="id14">
            <draw:glue-point draw:id="4" svg:x="-2.564cm" svg:y="-3.372cm"/>
            <draw:glue-point draw:id="5" svg:x="-2.051cm" svg:y="-3.372cm"/>
            <draw:custom-shape draw:style-name="gr15" draw:text-style-name="P7" draw:layer="layout" svg:width="7.8cm" svg:height="1.434cm" svg:x="40.3cm" svg:y="34.5cm">
              <text:p text:style-name="P1"><text:span text:style-name="T4">JohnBackus: Employe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4" draw:layer="layout" svg:width="7.8cm" svg:height="1.966cm" svg:x="40.3cm" svg:y="35.934cm">
              <text:p text:style-name="P3"><text:span text:style-name="T2">Id : Integer = 0</text:span></text:p>
              <text:p text:style-name="P3"><text:span text:style-name="T2">Name : String = „John Backus“</text:span></text:p>
              <text:p text:style-name="P3"><text:span text:style-name="T2">Age: Integer = 40</text:span></text:p>
              <text:p text:style-name="P3"><text:span text:style-name="T2">Salary: Double = 5000.0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4" draw:layer="layout" svg:width="7.8cm" svg:height="0.9cm" svg:x="40.3cm" svg:y="37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 xml:id="id15" draw:id="id15">
            <draw:glue-point draw:id="4" svg:x="-2.564cm" svg:y="-3.372cm"/>
            <draw:glue-point draw:id="5" svg:x="-2.051cm" svg:y="-3.372cm"/>
            <draw:custom-shape draw:style-name="gr15" draw:text-style-name="P7" draw:layer="layout" svg:width="7.8cm" svg:height="1.434cm" svg:x="49.1cm" svg:y="34.5cm">
              <text:p text:style-name="P1"><text:span text:style-name="T4">PeterNaur: Employe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6" draw:text-style-name="P4" draw:layer="layout" svg:width="7.8cm" svg:height="1.966cm" svg:x="49.1cm" svg:y="35.934cm">
              <text:p text:style-name="P3"><text:span text:style-name="T2">Id : Integer = 0</text:span></text:p>
              <text:p text:style-name="P3"><text:span text:style-name="T2">Name : String = „Peter Naur“</text:span></text:p>
              <text:p text:style-name="P3"><text:span text:style-name="T2">Age: Integer = 40</text:span></text:p>
              <text:p text:style-name="P3"><text:span text:style-name="T2">Salary: Double = 5000.00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4" draw:layer="layout" svg:width="7.8cm" svg:height="0.9cm" svg:x="49.1cm" svg:y="37.9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onnector draw:style-name="gr18" draw:text-style-name="P1" draw:layer="layout" draw:line-skew="1.95cm" svg:x1="16.299cm" svg:y1="34.2cm" svg:x2="18.416cm" svg:y2="17.2cm" draw:start-shape="id10" draw:start-glue-point="5" draw:end-shape="id9" draw:end-glue-point="2" svg:d="M16299 34200v-6450h2117v-10550" svg:viewBox="0 0 2118 17001">
            <text:p/>
          </draw:connector>
          <draw:frame draw:style-name="gr19" draw:text-style-name="P8" draw:layer="layout" svg:width="3.5cm" svg:height="0.645cm" svg:x="26.8cm" svg:y="6.5cm">
            <draw:text-box>
              <text:p text:style-name="P1"><text:span text:style-name="T2">Company</text:span></text:p>
            </draw:text-box>
          </draw:frame>
          <draw:frame draw:style-name="gr19" draw:text-style-name="P8" draw:layer="layout" svg:width="3.5cm" svg:height="0.645cm" svg:x="4.4cm" svg:y="12.3cm">
            <draw:text-box>
              <text:p text:style-name="P1"><text:span text:style-name="T2">Departments</text:span></text:p>
            </draw:text-box>
          </draw:frame>
          <draw:frame draw:style-name="gr19" draw:text-style-name="P8" draw:layer="layout" svg:width="3.5cm" svg:height="0.645cm" svg:x="15.2cm" svg:y="12.2cm">
            <draw:text-box>
              <text:p text:style-name="P1"><text:span text:style-name="T2">Departments</text:span></text:p>
            </draw:text-box>
          </draw:frame>
          <draw:frame draw:style-name="gr19" draw:text-style-name="P8" draw:layer="layout" svg:width="3.5cm" svg:height="0.645cm" svg:x="26.6cm" svg:y="12.255cm">
            <draw:text-box>
              <text:p text:style-name="P1"><text:span text:style-name="T2">Departments</text:span></text:p>
            </draw:text-box>
          </draw:frame>
          <draw:frame draw:style-name="gr19" draw:text-style-name="P8" draw:layer="layout" svg:width="3.5cm" svg:height="0.645cm" svg:x="46cm" svg:y="12.255cm">
            <draw:text-box>
              <text:p text:style-name="P1"><text:span text:style-name="T2">Departments</text:span></text:p>
            </draw:text-box>
          </draw:frame>
          <draw:frame draw:style-name="gr19" draw:text-style-name="P8" draw:layer="layout" svg:width="3.5cm" svg:height="0.645cm" svg:x="35.4cm" svg:y="14.428cm">
            <draw:text-box>
              <text:p text:style-name="P1"><text:span text:style-name="T2">SuperDepartment</text:span></text:p>
            </draw:text-box>
          </draw:frame>
          <draw:frame draw:style-name="gr19" draw:text-style-name="P8" draw:layer="layout" svg:width="3.5cm" svg:height="0.645cm" svg:x="40.9cm" svg:y="14.428cm">
            <draw:text-box>
              <text:p text:style-name="P1"><text:span text:style-name="T2">SubDepartments</text:span></text:p>
            </draw:text-box>
          </draw:frame>
          <draw:frame draw:style-name="gr19" draw:text-style-name="P8" draw:layer="layout" svg:width="4.1cm" svg:height="0.645cm" svg:x="9.7cm" svg:y="33.5cm">
            <draw:text-box>
              <text:p text:style-name="P1"><text:span text:style-name="T2">Manager</text:span></text:p>
            </draw:text-box>
          </draw:frame>
          <draw:frame draw:style-name="gr19" draw:text-style-name="P8" draw:layer="layout" svg:width="4.1cm" svg:height="0.645cm" svg:x="12.5cm" svg:y="17.5cm">
            <draw:text-box>
              <text:p text:style-name="P1"><text:span text:style-name="T2">ManagedDepartment</text:span></text:p>
            </draw:text-box>
          </draw:frame>
          <draw:frame draw:style-name="gr19" draw:text-style-name="P8" draw:layer="layout" svg:width="4.1cm" svg:height="0.645cm" svg:x="15.4cm" svg:y="33.555cm">
            <draw:text-box>
              <text:p text:style-name="P1"><text:span text:style-name="T2">Employees</text:span></text:p>
            </draw:text-box>
          </draw:frame>
          <draw:frame draw:style-name="gr19" draw:text-style-name="P8" draw:layer="layout" svg:width="4.1cm" svg:height="0.645cm" svg:x="17.8cm" svg:y="17.455cm">
            <draw:text-box>
              <text:p text:style-name="P1"><text:span text:style-name="T2">Department</text:span></text:p>
            </draw:text-box>
          </draw:frame>
          <draw:connector draw:style-name="gr18" draw:text-style-name="P1" draw:layer="layout" draw:line-skew="1.95cm" svg:x1="24.3cm" svg:y1="34.2cm" svg:x2="18.416cm" svg:y2="17.2cm" draw:start-shape="id11" draw:end-shape="id9" draw:end-glue-point="2" svg:d="M24300 34200v-6450h-5884v-10550" svg:viewBox="0 0 5885 17001">
            <text:p/>
          </draw:connector>
          <draw:frame draw:style-name="gr19" draw:text-style-name="P8" draw:layer="layout" svg:width="4.1cm" svg:height="0.645cm" svg:x="23.4cm" svg:y="33.6cm">
            <draw:text-box>
              <text:p text:style-name="P1"><text:span text:style-name="T2">Employees</text:span></text:p>
            </draw:text-box>
          </draw:frame>
          <draw:connector draw:style-name="gr18" draw:text-style-name="P1" draw:layer="layout" svg:x1="7.4cm" svg:y1="25.8cm" svg:x2="7.4cm" svg:y2="17.2cm" draw:start-shape="id12" draw:start-glue-point="0" draw:end-shape="id3" svg:d="M7400 25800v-8600" svg:viewBox="0 0 1 8601">
            <text:p/>
          </draw:connector>
          <draw:connector draw:style-name="gr18" draw:text-style-name="P1" draw:layer="layout" svg:x1="29.683cm" svg:y1="22.6cm" svg:x2="29.683cm" svg:y2="17.2cm" draw:start-shape="id13" draw:start-glue-point="0" draw:end-shape="id7" svg:d="M29683 22600v-5400" svg:viewBox="0 0 1 5401">
            <text:p/>
          </draw:connector>
          <draw:connector draw:style-name="gr20" draw:text-style-name="P1" draw:layer="layout" draw:line-skew="-0.35cm" svg:x1="44.2cm" svg:y1="34.5cm" svg:x2="49.05cm" svg:y2="17.2cm" draw:start-shape="id14" draw:start-glue-point="0" draw:end-shape="id8" draw:end-glue-point="2" svg:d="M44200 34500v-8900h4850v-8400" svg:viewBox="0 0 4851 17301">
            <text:p/>
          </draw:connector>
          <draw:connector draw:style-name="gr18" draw:text-style-name="P1" draw:layer="layout" draw:line-skew="-0.35cm" svg:x1="53cm" svg:y1="34.5cm" svg:x2="49.05cm" svg:y2="17.2cm" draw:start-shape="id15" draw:start-glue-point="0" draw:end-shape="id8" draw:end-glue-point="2" svg:d="M53000 34500v-8900h-3950v-8400" svg:viewBox="0 0 3951 17301">
            <text:p/>
          </draw:connector>
          <draw:frame draw:style-name="gr19" draw:text-style-name="P8" draw:layer="layout" svg:width="4.1cm" svg:height="0.645cm" svg:x="6.5cm" svg:y="25.1cm">
            <draw:text-box>
              <text:p text:style-name="P1"><text:span text:style-name="T2">Employees</text:span></text:p>
            </draw:text-box>
          </draw:frame>
          <draw:frame draw:style-name="gr19" draw:text-style-name="P8" draw:layer="layout" svg:width="4.1cm" svg:height="0.645cm" svg:x="28.8cm" svg:y="21.955cm">
            <draw:text-box>
              <text:p text:style-name="P1"><text:span text:style-name="T2">Employees</text:span></text:p>
            </draw:text-box>
          </draw:frame>
          <draw:frame draw:style-name="gr19" draw:text-style-name="P8" draw:layer="layout" svg:width="4.1cm" svg:height="0.645cm" svg:x="43.4cm" svg:y="33.9cm">
            <draw:text-box>
              <text:p text:style-name="P1"><text:span text:style-name="T2">Employees</text:span></text:p>
            </draw:text-box>
          </draw:frame>
          <draw:frame draw:style-name="gr19" draw:text-style-name="P8" draw:layer="layout" svg:width="4.1cm" svg:height="0.645cm" svg:x="52.2cm" svg:y="33.855cm">
            <draw:text-box>
              <text:p text:style-name="P1"><text:span text:style-name="T2">Employees</text:span></text:p>
            </draw:text-box>
          </draw:frame>
          <draw:frame draw:style-name="gr19" draw:text-style-name="P8" draw:layer="layout" svg:width="4.1cm" svg:height="0.645cm" svg:x="6.6cm" svg:y="17.555cm">
            <draw:text-box>
              <text:p text:style-name="P1"><text:span text:style-name="T2">Department</text:span></text:p>
            </draw:text-box>
          </draw:frame>
          <draw:frame draw:style-name="gr19" draw:text-style-name="P8" draw:layer="layout" svg:width="4.1cm" svg:height="0.645cm" svg:x="29.1cm" svg:y="17.355cm">
            <draw:text-box>
              <text:p text:style-name="P1"><text:span text:style-name="T2">Department</text:span></text:p>
            </draw:text-box>
          </draw:frame>
          <draw:frame draw:style-name="gr19" draw:text-style-name="P8" draw:layer="layout" svg:width="4.1cm" svg:height="0.645cm" svg:x="48.4cm" svg:y="17.4cm">
            <draw:text-box>
              <text:p text:style-name="P1"><text:span text:style-name="T2">Department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start="Diamond_20_unfilled" draw:fill="none" draw:fill-gradient-name="Gradient_20_7" draw:fill-hatch-name="Hatching_20_1" draw:fill-image-name="Bitmap_20_1" draw:fill-image-width="0cm" draw:fill-image-height="0cm" draw:shadow-offset-x="0.212cm" draw:shadow-offset-y="0.212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08cm" fo:page-height="42.01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rjeeling </meta:initial-creator>
    <meta:creation-date>2017-05-29T16:58:13.755296820</meta:creation-date>
    <dc:date>2017-05-31T17:26:22.575739608</dc:date>
    <dc:creator>darjeeling </dc:creator>
    <meta:editing-duration>PT17H11M45S</meta:editing-duration>
    <meta:editing-cycles>26</meta:editing-cycles>
    <meta:generator>LibreOffice/5.1.6.2$Linux_X86_64 LibreOffice_project/10m0$Build-2</meta:generator>
    <meta:document-statistic meta:object-count="80"/>
  </office:meta>
</office:document-meta>
</file>